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solid" draw:fill="none" fo:min-height="18.35cm"/>
    </style:style>
    <style:style style:name="gr4" style:family="graphic" style:parent-style-name="standard">
      <style:graphic-properties draw:stroke="none" draw:fill="none" fo:min-height="0.396cm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8" style:family="presentation" style:parent-style-name="Blank-notes">
      <style:graphic-properties draw:fill-color="#ffffff" fo:min-height="13.364cm"/>
    </style:style>
    <style:style style:name="pr9" style:family="presentation" style:parent-style-name="Blank-subtitle">
      <style:graphic-properties draw:stroke="none" svg:stroke-width="0cm" draw:fill="none" draw:fill-color="#ffffff" draw:textarea-vertical-align="top" draw:auto-grow-height="false" fo:min-height="12.179cm" fo:padding-top="0cm" fo:padding-bottom="0cm" fo:padding-left="0cm" fo:padding-right="0cm" fo:wrap-option="wrap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align="center" fo:text-indent="0cm" style:punctuation-wrap="simple"/>
    </style:style>
    <style:style style:name="P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start" fo:text-indent="0cm" style:punctuation-wrap="simple"/>
    </style:style>
    <style:style style:name="P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8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11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text-properties fo:font-family="'Courier New'" style:font-family-generic="swiss" style:font-pitch="variable" fo:font-size="14pt" style:font-size-asian="14pt" style:font-size-complex="14pt"/>
    </style:style>
    <style:style style:name="P14" style:family="paragraph">
      <style:paragraph-properties fo:margin-left="0cm" fo:margin-right="0cm" fo:line-height="100%" fo:text-align="justify" fo:text-indent="0cm" style:punctuation-wrap="simple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22pt" style:font-size-asian="22pt" style:font-size-complex="22pt"/>
    </style:style>
    <style:style style:name="T1" style:family="text">
      <style:text-properties style:text-line-through-style="none" fo:font-family="Arial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fo:font-family="Arial" style:font-family-generic="roman" style:font-pitch="variable" fo:font-size="32pt" fo:letter-spacing="normal" fo:font-style="normal" style:text-underline-style="none" fo:font-weight="normal" style:font-family-asian="'Droid Sans Fallback'" style:font-family-generic-asian="modern" style:font-size-asian="32pt" style:font-style-asian="normal" style:font-weight-asian="normal" style:font-family-complex="FreeSans" style:font-pitch-complex="variable" style:font-size-complex="32pt" style:font-style-complex="normal" style:font-weight-complex="normal"/>
    </style:style>
    <style:style style:name="T3" style:family="text">
      <style:text-properties style:text-line-through-style="none" fo:font-family="Arial" style:font-family-generic="roman" style:font-pitch="variable" fo:font-size="24pt" fo:letter-spacing="normal" fo:font-style="normal" style:text-underline-style="none" fo:font-weight="normal" style:font-family-asian="'Droid Sans Fallback'" style:font-family-generic-asian="modern" style:font-size-asian="24pt" style:font-style-asian="normal" style:font-weight-asian="normal" style:font-family-complex="FreeSans" style:font-pitch-complex="variable" style:font-size-complex="24pt" style:font-style-complex="normal" style:font-weight-complex="normal"/>
    </style:style>
    <style:style style:name="T4" style:family="text">
      <style:text-properties style:text-line-through-style="none" fo:font-family="'Courier New'" style:font-family-generic="modern" style:font-pitch="fixed" fo:font-size="24pt" fo:letter-spacing="normal" fo:font-style="normal" style:text-underline-style="none" fo:font-weight="normal" style:font-family-asian="'Droid Sans Fallback'" style:font-family-generic-asian="modern" style:font-size-asian="24pt" style:font-style-asian="normal" style:font-weight-asian="normal" style:font-family-complex="FreeSans" style:font-pitch-complex="variable" style:font-size-complex="24pt" style:font-style-complex="normal" style:font-weight-complex="normal"/>
    </style:style>
    <style:style style:name="T5" style:family="text">
      <style:text-properties style:text-line-through-style="none" fo:font-family="Arial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text-line-through-style="none" fo:font-family="Arial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text-line-through-style="none" fo:font-family="Arial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line-through-style="none" fo:font-family="Arial" style:font-family-generic="roman" style:font-pitch="variabl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style:text-line-through-style="none" fo:font-family="Arial" style:font-family-generic="roman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style:text-line-through-style="none" fo:font-family="Arial" style:font-family-generic="roman" style:font-pitch="variable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text-line-through-style="none" fo:font-family="'Bitstream Charter'" style:font-family-generic="roman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text-line-through-style="none" style:text-position="super 58%" fo:font-family="'Bitstream Charter'" style:font-family-generic="roman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style:text-line-through-style="none" style:text-position="super 58%" fo:font-family="Arial" style:font-family-generic="roman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text-line-through-style="none" fo:font-family="'Bitstream Charter'" style:font-family-generic="roman" style:font-pitch="variable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style:text-line-through-style="none" fo:font-family="Arial" style:font-family-generic="roman" style:font-pitch="variable" fo:font-size="26pt" fo:letter-spacing="normal" style:text-underline-style="none" fo:font-weight="normal" style:font-size-asian="26pt" style:font-weight-asian="normal" style:font-size-complex="26pt" style:font-weight-complex="normal"/>
    </style:style>
    <style:style style:name="T16" style:family="text">
      <style:text-properties style:text-line-through-style="none" fo:font-family="Arial" style:font-family-generic="roman" style:font-pitch="variable" fo:font-size="26pt" fo:letter-spacing="normal" style:text-underline-style="none" fo:font-weight="bold" style:font-size-asian="26pt" style:font-weight-asian="bold" style:font-size-complex="26pt" style:font-weight-complex="bold"/>
    </style:style>
    <style:style style:name="T17" style:family="text">
      <style:text-properties style:text-line-through-style="none" style:text-position="super 58%" fo:font-family="Arial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style:text-line-through-style="none" fo:font-family="Arial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style:text-line-through-style="none" fo:font-family="'Courier New'" style:font-family-generic="modern" style:font-pitch="fixed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text-line-through-style="none" style:text-position="super 58%" fo:font-family="Arial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text-line-through-style="none" style:text-position="0% 100%" fo:font-family="Arial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text-line-through-style="none" style:text-position="super 70%" fo:font-family="Arial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style:text-line-through-style="none" fo:font-family="'Courier New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family="'Courier New'" style:font-family-generic="swiss" style:font-pitch="variable" fo:font-size="14pt" style:font-size-asian="14pt" style:font-size-complex="14pt"/>
    </style:style>
    <style:style style:name="T26" style:family="text">
      <style:text-properties style:text-line-through-style="none" fo:font-family="Arial" style:font-family-generic="roman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style:text-line-through-style="none" fo:font-family="'Courier New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text-line-through-style="none" fo:font-family="'Courier New'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style:text-line-through-style="none" fo:font-family="Arial" style:font-family-generic="swiss" style:font-pitch="variable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text-line-through-style="none" fo:font-family="Arial" style:font-family-generic="roman" style:font-pitch="variabl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style:text-line-through-style="none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style:text-line-through-style="none" fo:font-family="Arial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34" style:family="text">
      <style:text-properties style:text-line-through-style="none" fo:font-family="'Courier New'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Subtitle 2" presentation:style-name="pr2" draw:text-style-name="P2" draw:layer="layout" svg:width="25.198cm" svg:height="14.505cm" svg:x="1.602cm" svg:y="4.295cm" presentation:class="subtitle" presentation:user-transformed="true">
          <draw:text-box>
            <text:p text:style-name="P3"><text:span text:style-name="T1">10th February 2016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Recap</text:span></text:p>
          </draw:text-box>
        </draw:frame>
        <draw:frame draw:name="Subtitle 2" presentation:style-name="pr5" draw:text-style-name="P2" draw:layer="layout" svg:width="24.638cm" svg:height="14.386cm" svg:x="1.4cm" svg:y="4.914cm" presentation:class="outline" presentation:user-transformed="true">
          <draw:text-box>
            <text:p text:style-name="P4"><text:span text:style-name="T2">Last time we looked at :-</text:span></text:p>
            <text:p text:style-name="P4"><text:span text:style-name="T2"/></text:p>
            <text:list text:style-name="L3">
              <text:list-item>
                <text:p text:style-name="P4"><text:span text:style-name="T3">State diagrams</text:span></text:p>
              </text:list-item>
              <text:list-item>
                <text:p text:style-name="P4"><text:span text:style-name="T3">Enumerations</text:span></text:p>
                <text:list>
                  <text:list-item>
                    <text:p text:style-name="P5"><text:span text:style-name="T4">enum Colours {Red, Green, Blue, Violet};</text:span></text:p>
                  </text:list-item>
                </text:list>
              </text:list-item>
              <text:list-item>
                <text:p text:style-name="P4"><text:span text:style-name="T3">The calculator, adding some more things to it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omework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7" draw:text-style-name="P7" draw:layer="layout" svg:width="24.638cm" svg:height="14.786cm" svg:x="1.4cm" svg:y="4.914cm" presentation:class="subtitle" presentation:user-transformed="true">
          <draw:text-box>
            <text:p text:style-name="P6"><text:span text:style-name="T5">How did you get on with the homework?</text:span></text:p>
            <text:p text:style-name="P6"><text:span text:style-name="T5"/></text:p>
            <text:p text:style-name="P6"><text:span text:style-name="T5">Specimen solution :-</text:span></text:p>
            <text:p text:style-name="P6"><text:span text:style-name="T5"/></text:p>
            <text:list text:style-name="L1">
              <text:list-header>
                <text:p text:style-name="P6"><text:span text:style-name="T5">Show in Netbeans</text:span></text:p>
              </text:list-header>
            </text:list>
            <text:p text:style-name="P6"><text:span text:style-name="T5"/></text:p>
            <text:p text:style-name="P6"><text:span text:style-name="T5">Things I was looking for :-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oday we'll ...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his time</text:span></text:p>
          </draw:text-box>
        </draw:frame>
        <draw:frame draw:name="Subtitle 2" presentation:style-name="pr7" draw:text-style-name="P2" draw:layer="layout" svg:width="24.038cm" svg:height="14.586cm" svg:x="2cm" svg:y="4.914cm" presentation:class="subtitle" presentation:user-transformed="true">
          <draw:text-box>
            <text:p text:style-name="P6"><text:span text:style-name="T6">Today we will look at :-</text:span></text:p>
            <text:p text:style-name="P6"><text:span text:style-name="T1"/></text:p>
            <text:p text:style-name="P6"><text:span text:style-name="T7"/></text:p>
            <text:list text:style-name="L4">
              <text:list-item>
                <text:p text:style-name="P6"><text:span text:style-name="T7">Adding more to the calculator</text:span></text:p>
                <text:p text:style-name="P6"><text:span text:style-name="T7"/></text:p>
              </text:list-item>
              <text:list-item>
                <text:p text:style-name="P6"><text:span text:style-name="T8">A bit about pointers if there's time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itle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Blank slide</text:span></text:p>
              </text:list-item>
              <text:list-item>
                <text:p text:style-name="P6"><text:span text:style-name="T1"><text:s/></text:span><text:span text:style-name="T1">this is some text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alculator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We currently have :-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Four binary functions (or operations):- <text:s/>+ - * /</text:span></text:p>
                <text:p text:style-name="P6"><text:span text:style-name="T9"/></text:p>
                <text:p text:style-name="P6"><text:span text:style-name="T9">(Called binary because they take two numbers, or operands)</text:span></text:p>
              </text:list-item>
            </text:list>
            <text:p text:style-name="P6"><text:span text:style-name="T9"/></text:p>
            <text:p text:style-name="P6"><text:span text:style-name="T9"><text:tab/></text:span><text:span text:style-name="T9"> <text:s text:c="23"/></text:span><text:span text:style-name="T9">2</text:span><text:span text:style-name="T9"><text:tab/></text:span><text:span text:style-name="T9"> + <text:s text:c="4"/>2 <text:s text:c="3"/>= <text:s text:c="3"/>4</text:span></text:p>
            <text:p text:style-name="P6"><text:span text:style-name="T9"/></text:p>
          </draw:text-box>
        </draw:frame>
        <draw:custom-shape draw:style-name="gr2" draw:text-style-name="P9" draw:layer="layout" svg:width="5cm" svg:height="1.8cm" svg:x="9.2cm" svg:y="16cm">
          <text:p text:style-name="P9">Operation</text:p>
          <draw:enhanced-geometry svg:viewBox="0 0 21600 21600" draw:text-areas="800 800 20800 20800" draw:type="round-rectangular-callout" draw:modifiers="6154.76904619076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1.8cm" svg:x="3cm" svg:y="16cm">
          <text:p text:style-name="P9">Operand</text:p>
          <draw:enhanced-geometry svg:viewBox="0 0 21600 21600" draw:text-areas="800 800 20800 20800" draw:type="round-rectangular-callout" draw:modifiers="24627.7144571086 -27404.7751249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1.8cm" svg:x="16.4cm" svg:y="16cm">
          <text:p text:style-name="P9">Other Operand</text:p>
          <draw:enhanced-geometry svg:viewBox="0 0 21600 21600" draw:text-areas="800 800 20800 20800" draw:type="round-rectangular-callout" draw:modifiers="-15544.5710857828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An </text:span><text:span text:style-name="T10">unary</text:span><text:span text:style-name="T9"> function is one that takes only </text:span><text:span text:style-name="T10">one</text:span><text:span text:style-name="T9"> operand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Can you think of any common ones?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Hint - look on a calculator.</text:span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From my calculator :-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11">1/x</text:span><text:span text:style-name="T11"><text:tab/></text:span><text:span text:style-name="T11"><text:tab/></text:span><text:span text:style-name="T11">sqrt(x)</text:span><text:span text:style-name="T11"><text:tab/></text:span><text:span text:style-name="T11">x</text:span><text:span text:style-name="T12">2</text:span><text:span text:style-name="T11"><text:tab/></text:span><text:span text:style-name="T11"><text:tab/></text:span><text:span text:style-name="T11"><text:tab/></text:span><text:span text:style-name="T11">log(x)</text:span><text:span text:style-name="T11"><text:tab/></text:span><text:span text:style-name="T11"><text:tab/></text:span><text:span text:style-name="T11">ln(x)</text:span></text:p>
              </text:list-item>
              <text:list-item>
                <text:p text:style-name="P6"><text:span text:style-name="T11"><text:s text:c="2"/></text:span><text:span text:style-name="T11">sin(x)</text:span><text:span text:style-name="T11"><text:tab/></text:span><text:span text:style-name="T11">cos(x)</text:span><text:span text:style-name="T11"><text:tab/></text:span><text:span text:style-name="T11"><text:tab/></text:span><text:span text:style-name="T11">tan(x)</text:span><text:span text:style-name="T11"><text:tab/></text:span><text:span text:style-name="T11">x!</text:span></text:p>
                <text:p text:style-name="P6"><text:span text:style-name="T9"/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How many of these need floating-point numbers?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All except x</text:span><text:span text:style-name="T13">2</text:span><text:span text:style-name="T9"> and factorial</text:span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side - factorial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The factorial of a number </text:span><text:span text:style-name="T10">n</text:span><text:span text:style-name="T9"> is this :-</text:span></text:p>
                <text:p text:style-name="P6"><text:span text:style-name="T9"/></text:p>
                <text:p text:style-name="P6"><text:span text:style-name="T14"><text:s/></text:span><text:span text:style-name="T14">n * (n-1) * (n - 2) * (n-3) * …. * 1</text:span></text:p>
                <text:p text:style-name="P6"><text:span text:style-name="T11"/></text:p>
                <text:p text:style-name="P6"><text:span text:style-name="T9">Written as n!</text:span></text:p>
                <text:p text:style-name="P6"><text:span text:style-name="T9"/></text:p>
                <text:p text:style-name="P6"><text:span text:style-name="T9">So 5! = 5 * 4 * 3 * 2 * 1</text:span></text:p>
                <text:p text:style-name="P6"><text:span text:style-name="T9"/></text:p>
                <text:p text:style-name="P6"><text:span text:style-name="T9"><text:s/></text:span><text:span text:style-name="T9">= 120</text:span></text:p>
                <text:p text:style-name="P6"><text:span text:style-name="T9"/></text:p>
                <text:p text:style-name="P6"><text:span text:style-name="T9">1! is 1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dding % and ^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/></text:p>
            <text:list text:style-name="L4">
              <text:list-item>
                <text:p text:style-name="P6"><text:span text:style-name="T7">Adding a % operator is easy, as C has one already.</text:span></text:p>
                <text:p text:style-name="P6"><text:span text:style-name="T7"/></text:p>
              </text:list-item>
              <text:list-item>
                <text:p text:style-name="P6"><text:span text:style-name="T7">Add this now in NB.</text:span></text:p>
                <text:p text:style-name="P6"><text:span text:style-name="T7"/></text:p>
              </text:list-item>
              <text:list-item>
                <text:p text:style-name="P6"><text:span text:style-name="T7">^ (raise to a power) is slightly harder, we'll have to write our own function to do it.</text:span></text:p>
                <text:p text:style-name="P6"><text:span text:style-name="T7"/></text:p>
              </text:list-item>
              <text:list-item>
                <text:p text:style-name="P6"><text:span text:style-name="T7">There is a pow() function in the math library, but it uses floating point types. <text:s/>Writing our own for integers is better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oding our powerl() function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5"><text:s/></text:span><text:span text:style-name="T15">We look at the </text:span><text:span text:style-name="T16">exponent</text:span><text:span text:style-name="T15"> - the number we're raising </text:span><text:span text:style-name="T16">to</text:span></text:p>
                <text:p text:style-name="P6"><text:span text:style-name="T9"/></text:p>
                <text:p text:style-name="P6"><text:span text:style-name="T9"/></text:p>
                <text:p text:style-name="P6"><text:span text:style-name="T1"><text:s text:c="12"/></text:span><text:span text:style-name="T1">5</text:span><text:span text:style-name="T17">3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We want to calculate 5 * 5 * 5</text:span></text:p>
              </text:list-item>
              <text:list-item>
                <text:p text:style-name="P6"><text:span text:style-name="T9"><text:s/></text:span><text:span text:style-name="T9">Clearly, some kind of loop will be needed. <text:s/>But how many times to loop?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draw:custom-shape draw:style-name="gr2" draw:text-style-name="P9" draw:layer="layout" svg:width="5cm" svg:height="2.4cm" svg:x="13.4cm" svg:y="8.2cm">
          <text:p text:style-name="P9">Exponent</text:p>
          <draw:enhanced-geometry svg:viewBox="0 0 21600 21600" draw:text-areas="800 800 20800 20800" draw:type="round-rectangular-callout" draw:modifiers="-19876.6646670666 4795.0020824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2.4cm" svg:x="8.4cm" svg:y="11.2cm">
          <text:p text:style-name="P9">number</text:p>
          <text:p text:style-name="P9">(or base)</text:p>
          <draw:enhanced-geometry svg:viewBox="0 0 21600 21600" draw:text-areas="800 800 20800 20800" draw:type="round-rectangular-callout" draw:modifiers="-466.466706658668 -13116.5347771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werl()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It looks like we loop twice, that's one less than the exponent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So in psuedo code, the function might be:</text:span></text:p>
                <text:p text:style-name="P6"><text:span text:style-name="T9"/></text:p>
              </text:list-item>
              <text:list-item>
                <text:p text:style-name="P6"><text:span text:style-name="T9">Start with 5</text:span></text:p>
              </text:list-item>
              <text:list-item>
                <text:p text:style-name="P6"><text:span text:style-name="T9">(a) </text:span></text:p>
              </text:list-item>
              <text:list-item>
                <text:p text:style-name="P6"><text:span text:style-name="T9">multiply by 5</text:span></text:p>
              </text:list-item>
              <text:list-item>
                <text:p text:style-name="P6"><text:span text:style-name="T9">take one from exponent</text:span></text:p>
              </text:list-item>
              <text:list-item>
                <text:p text:style-name="P6"><text:span text:style-name="T9">loop back to (a) if exponent &gt; 1</text:span></text:p>
              </text:list-item>
              <text:list-item>
                <text:p text:style-name="P6"><text:span text:style-name="T9">done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seudocode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9"><text:s/></text:span><text:span text:style-name="T10">Pseudocode</text:span><text:span text:style-name="T9"> is a hybrid of English and any programming language, to express ideas at a higher level than code can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It is structured a bit like C, but uses words to express what is to be done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This makes it able to express a complicated bit of code in simple words, to make it easier to think about, without getting lost in the small details</text:span></text:p>
                <text:p text:style-name="P6"><text:span text:style-name="T9"><text:s/></text:span></text:p>
                <text:p text:style-name="P6"><text:span text:style-name="T9"/></text:p>
                <text:p text:style-name="P6"><text:span text:style-name="T9"><text:s/></text:span></text:p>
                <text:p text:style-name="P6"><text:span text:style-name="T9"><text:s/>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>Lets write powerl(), using this function skeleton :-</text:span></text:p>
                <text:p text:style-name="P6"><text:span text:style-name="T18"/></text:p>
                <text:p text:style-name="P6"><text:span text:style-name="T18"/></text:p>
                <text:p text:style-name="P6"><text:span text:style-name="T19">long powerl( long base, long exponent) {</text:span></text:p>
                <text:p text:style-name="P6"><text:span text:style-name="T19"/></text:p>
                <text:p text:style-name="P6"><text:span text:style-name="T19"/></text:p>
                <text:p text:style-name="P6"><text:span text:style-name="T19">}</text:span></text:p>
                <text:p text:style-name="P6"><text:span text:style-name="T18"/></text:p>
                <text:p text:style-name="P6"><text:span text:style-name="T18"/></text:p>
              </text:list-header>
              <text:list-item>
                <text:p text:style-name="P6"><text:span text:style-name="T18">There are two main parts to this-</text:span></text:p>
              </text:list-item>
              <text:list-item>
                <text:p text:style-name="P6"><text:span text:style-name="T18">writing the bit that actually computes the result</text:span></text:p>
              </text:list-item>
              <text:list-item>
                <text:p text:style-name="P6"><text:span text:style-name="T18">handling cases when base and exponent are negative, 0 or 1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2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know that x</text:span><text:span text:style-name="T20">0 <text:s/></text:span><text:span text:style-name="T21">is 1, whatever x is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Also that x</text:span><text:span text:style-name="T20">1 <text:s/></text:span><text:span text:style-name="T21">is x, again whatever x is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1 raised to any power is 1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0 raised to the 0 is a special case, and is usually defined to be 1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depending on the method you use , you can show that it is 0, 1 or undefined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We won't handle exponents that are negative, we'll say that's an error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Negative numbers can be raised to powers quite happily. <text:s/>e.g. -1</text:span><text:span text:style-name="T22">10</text:span><text:span text:style-name="T21"> is</text:span></text:p>
                <text:p text:style-name="P6"><text:span text:style-name="T21">-1 x -1 x -1 x -1 x -1 x -1 x -1 x -1 x -1 x -1 <text:s/>= 1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3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can put this into the skeleton :-</text:span></text:p>
                <text:p text:style-name="P6"><text:span text:style-name="T19"/></text:p>
                <text:p text:style-name="P6"><text:span text:style-name="T23">long powerl(long base, long exponent) {</text:span></text:p>
                <text:list>
                  <text:list-header>
                    <text:p text:style-name="P6"><text:span text:style-name="T23"/></text:p>
                    <text:p text:style-name="P6"><text:span text:style-name="T23">if (exponent &lt; 0)</text:span></text:p>
                    <text:p text:style-name="P6"><text:span text:style-name="T23"><text:tab/></text:span><text:span text:style-name="T23">error;</text:span></text:p>
                    <text:p text:style-name="P6"><text:span text:style-name="T23">if (exponent == 0)</text:span></text:p>
                    <text:p text:style-name="P6"><text:span text:style-name="T23"><text:tab/></text:span><text:span text:style-name="T23">return 1;</text:span></text:p>
                    <text:p text:style-name="P6"><text:span text:style-name="T23">if (exponent == 1)</text:span></text:p>
                  </text:list-header>
                </text:list>
              </text:list-item>
            </text:list>
            <text:p text:style-name="P12"><text:span text:style-name="T23"><text:s text:c="7"/></text:span><text:span text:style-name="T23">return ???;</text:span></text:p>
            <text:p text:style-name="P12"><text:span text:style-name="T23"><text:s text:c="3"/></text:span><text:span text:style-name="T23">if ((exponent == 0) &amp;&amp; (base == 0))</text:span></text:p>
            <text:list text:style-name="L2">
              <text:list-item>
                <text:list>
                  <text:list-header>
                    <text:p text:style-name="P12"><text:span text:style-name="T23"><text:s/></text:span><text:span text:style-name="T23">return 1;</text:span></text:p>
                  </text:list-header>
                </text:list>
              </text:list-item>
            </text:list>
            <text:p text:style-name="P12"><text:span text:style-name="T23"><text:tab/></text:span><text:span text:style-name="T23">if (base == 1)</text:span></text:p>
            <text:list text:continue-numbering="true" text:style-name="L2">
              <text:list-header>
                <text:p text:style-name="P12"><text:span text:style-name="T23"><text:tab/></text:span><text:span text:style-name="T23">return 1;</text:span></text:p>
                <text:p text:style-name="P12"><text:span text:style-name="T23">/* calculate the power */</text:span></text:p>
              </text:list-header>
            </text:list>
            <text:list text:style-name="L1">
              <text:list-header>
                <text:p text:style-name="P6"><text:span text:style-name="T23"/></text:p>
                <text:p text:style-name="P6"><text:span text:style-name="T23"><text:tab/></text:span><text:span text:style-name="T23">}</text:span></text:p>
              </text:list-header>
            </text:list>
          </draw:text-box>
        </draw:frame>
        <draw:custom-shape draw:style-name="gr2" draw:text-style-name="P9" draw:layer="layout" svg:width="8.6cm" svg:height="3.2cm" svg:x="16.6cm" svg:y="9.4cm">
          <text:p text:style-name="P9">What goes here?</text:p>
          <draw:enhanced-geometry svg:viewBox="0 0 21600 21600" draw:text-areas="800 800 20800 20800" draw:type="round-rectangular-callout" draw:modifiers="-18410.6034182072 22733.6457357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4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can put this into the skeleton :-</text:span></text:p>
                <text:p text:style-name="P6"><text:span text:style-name="T19"/></text:p>
                <text:p text:style-name="P6"><text:span text:style-name="T23">long powerl(long base, long exponent) {</text:span></text:p>
                <text:list>
                  <text:list-header>
                    <text:p text:style-name="P6"><text:span text:style-name="T23"/></text:p>
                    <text:p text:style-name="P6"><text:span text:style-name="T23">/* handle the special cases */</text:span></text:p>
                    <text:p text:style-name="P6"><text:span text:style-name="T23">.. ..</text:span></text:p>
                    <text:p text:style-name="P6"><text:span text:style-name="T23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23">/* calculate the power */</text:span></text:p>
              </text:list-header>
            </text:list>
            <text:list text:style-name="L1">
              <text:list-header>
                <text:p text:style-name="P6"><text:span text:style-name="T23"/></text:p>
                <text:p text:style-name="P6"><text:span text:style-name="T23"><text:tab/></text:span><text:span text:style-name="T23">}</text:span></text:p>
                <text:p text:style-name="P6"><text:span text:style-name="T23"/></text:p>
                <text:p text:style-name="P6"><text:span text:style-name="T23"/></text:p>
              </text:list-header>
            </text:list>
            <text:p text:style-name="P6"><text:span text:style-name="T24">Look back at the pseudocode. <text:s/>Try to write it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8" draw:style-name="dp1" draw:master-page-name="Blank">
        <draw:frame draw:style-name="gr3" draw:text-style-name="P13" draw:layer="layout" svg:width="24.6cm" svg:height="18.6cm" svg:x="1.8cm" svg:y="1.2cm">
          <draw:text-box>
            <text:p text:style-name="P13"><text:span text:style-name="T25">/*</text:span></text:p>
            <text:p text:style-name="P13"><text:span text:style-name="T25"><text:s/></text:span><text:span text:style-name="T25">* Computes base ^ exponent</text:span></text:p>
            <text:p text:style-name="P13"><text:span text:style-name="T25"><text:s/></text:span><text:span text:style-name="T25">* </text:span></text:p>
            <text:p text:style-name="P13"><text:span text:style-name="T25"><text:s/></text:span><text:span text:style-name="T25">* Does not work for exponents &lt; 0.</text:span></text:p>
            <text:p text:style-name="P13"><text:span text:style-name="T25"><text:s/></text:span><text:span text:style-name="T25">* 0 ^ 0 is defined as being 1</text:span></text:p>
            <text:p text:style-name="P13"><text:span text:style-name="T25"><text:s/></text:span><text:span text:style-name="T25">*/</text:span></text:p>
            <text:p text:style-name="P13"><text:span text:style-name="T25">long powerl(long base, long exponent) {</text:span></text:p>
            <text:p text:style-name="P13"><text:span text:style-name="T25"><text:s text:c="4"/></text:span></text:p>
            <text:p text:style-name="P13"><text:span text:style-name="T25"><text:s text:c="4"/></text:span><text:span text:style-name="T25">/* deal with 0^0, we define it as 1 */</text:span></text:p>
            <text:p text:style-name="P13"><text:span text:style-name="T25"><text:s text:c="4"/></text:span><text:span text:style-name="T25">if ((base == 0) &amp;&amp; (exponent == 0))</text:span></text:p>
            <text:p text:style-name="P13"><text:span text:style-name="T25"><text:s text:c="8"/></text:span><text:span text:style-name="T25">return 1;</text:span></text:p>
            <text:p text:style-name="P13"><text:span text:style-name="T25"><text:s text:c="4"/></text:span><text:span text:style-name="T25">/* zero raised to anything is 0 */</text:span></text:p>
            <text:p text:style-name="P13"><text:span text:style-name="T25"><text:s text:c="4"/></text:span><text:span text:style-name="T25">if (base == 0)</text:span></text:p>
            <text:p text:style-name="P13"><text:span text:style-name="T25"><text:s text:c="8"/></text:span><text:span text:style-name="T25">return 0;</text:span></text:p>
            <text:p text:style-name="P13"><text:span text:style-name="T25"><text:s text:c="4"/></text:span><text:span text:style-name="T25">/* anything raised to 0 is 1 */</text:span></text:p>
            <text:p text:style-name="P13"><text:span text:style-name="T25"><text:s text:c="4"/></text:span><text:span text:style-name="T25">if (exponent == 0)</text:span></text:p>
            <text:p text:style-name="P13"><text:span text:style-name="T25"><text:s text:c="8"/></text:span><text:span text:style-name="T25">return 1;</text:span></text:p>
            <text:p text:style-name="P13"><text:span text:style-name="T25"><text:s text:c="4"/></text:span></text:p>
            <text:p text:style-name="P13"><text:span text:style-name="T25"><text:s text:c="4"/></text:span><text:span text:style-name="T25">if (exponent &lt; 0)</text:span></text:p>
            <text:p text:style-name="P13"><text:span text:style-name="T25"><text:s text:c="8"/></text:span><text:span text:style-name="T25">return -1;</text:span></text:p>
            <text:p text:style-name="P13"><text:span text:style-name="T25"><text:s text:c="4"/></text:span></text:p>
            <text:p text:style-name="P13"><text:span text:style-name="T25"/></text:p>
            <text:p text:style-name="P13"><text:span text:style-name="T25"><text:s text:c="4"/></text:span></text:p>
            <text:p text:style-name="P13"><text:span text:style-name="T25"><text:s text:c="4"/></text:span><text:span text:style-name="T25">long ans = base;</text:span></text:p>
            <text:p text:style-name="P13"><text:span text:style-name="T25"><text:s text:c="4"/></text:span><text:span text:style-name="T25">while (--exponent &gt; 0)</text:span></text:p>
            <text:p text:style-name="P13"><text:span text:style-name="T25"><text:s text:c="8"/></text:span><text:span text:style-name="T25">ans = ans * base;</text:span></text:p>
            <text:p text:style-name="P13"><text:span text:style-name="T25"><text:s text:c="4"/></text:span><text:span text:style-name="T25">return ans;</text:span></text:p>
            <text:p text:style-name="P13"><text:span text:style-name="T25"><text:s text:c="4"/></text:span></text:p>
            <text:p text:style-name="P13"><text:span text:style-name="T25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ing powerl()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<text:s/></text:span><text:span text:style-name="T9">We need to test the special cases</text:span></text:p>
            <text:list text:style-name="L1">
              <text:list-header>
                <text:p text:style-name="P6"><text:span text:style-name="T9"/></text:p>
              </text:list-header>
            </text:list>
            <text:p text:style-name="P6"><text:span text:style-name="T26"><text:s/></text:span><text:span text:style-name="T26">And the main loop part.</text:span></text:p>
            <text:list text:continue-numbering="true" text:style-name="L1">
              <text:list-header>
                <text:p text:style-name="P6"><text:span text:style-name="T9"/></text:p>
              </text:list-header>
            </text:list>
            <text:p text:style-name="P14"><text:span text:style-name="T9">We could write a function, test(), that would do the first part. <text:s/>We'd give it three parameters:-</text:span></text:p>
            <text:list text:continue-numbering="true"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27"><text:s/></text:span><text:span text:style-name="T27">boolean test(long base, long exponent, long answer);</text:span></text:p>
                <text:p text:style-name="P6"><text:span text:style-name="T9"/></text:p>
                <text:p text:style-name="P6"><text:span text:style-name="T9">We'd give it the base and exponent, and the expected answer. <text:s/>It would return true if powerl() gave the expected result.</text:span></text:p>
                <text:p text:style-name="P6"><text:span text:style-name="T9"/></text:p>
              </text:list-item>
            </text:list>
            <text:p text:style-name="P6"><text:span text:style-name="T9"><text:s/></text:span><text:span text:style-name="T9">This is one of the ideas behind software testing.</text:span></text:p>
            <text:list text:continue-numbering="true" text:style-name="L1">
              <text:list-header>
                <text:p text:style-name="P6"><text:span text:style-name="T9"/></text:p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ing powerl()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<text:s/></text:span><text:span text:style-name="T9">We need to test the special cases</text:span></text:p>
            <text:list text:style-name="L1">
              <text:list-header>
                <text:p text:style-name="P6"><text:span text:style-name="T9"/></text:p>
              </text:list-header>
            </text:list>
            <text:p text:style-name="P6"><text:span text:style-name="T26"><text:s/></text:span><text:span text:style-name="T26">And the main loop part.</text:span></text:p>
            <text:list text:continue-numbering="true" text:style-name="L1">
              <text:list-header>
                <text:p text:style-name="P6"><text:span text:style-name="T9"/></text:p>
              </text:list-header>
            </text:list>
            <text:p text:style-name="P14"><text:span text:style-name="T9">We could write a function, test(), that would do the first part. <text:s/>We'd give it three parameters:-</text:span></text:p>
            <text:list text:continue-numbering="true"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27"><text:s/></text:span><text:span text:style-name="T27">boolean test(long base, long exponent, long answer);</text:span></text:p>
                <text:p text:style-name="P6"><text:span text:style-name="T9"/></text:p>
                <text:p text:style-name="P6"><text:span text:style-name="T9">We'd give it the base and exponent, and the expected answer. <text:s/>It would return true if powerl() gave the expected result.</text:span></text:p>
                <text:p text:style-name="P6"><text:span text:style-name="T9"/></text:p>
              </text:list-item>
            </text:list>
            <text:p text:style-name="P6"><text:span text:style-name="T9"><text:s/></text:span><text:span text:style-name="T9">This is one of the ideas behind software testing.</text:span></text:p>
            <text:list text:continue-numbering="true" text:style-name="L1">
              <text:list-header>
                <text:p text:style-name="P6"><text:span text:style-name="T9"/></text:p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1" draw:style-name="dp1" draw:master-page-name="Blank"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 to pointers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>We need to add a few things to make it more robust.</text:span></text:p>
            <text:p text:style-name="P6"><text:span text:style-name="T7"/></text:p>
            <text:p text:style-name="P6"><text:span text:style-name="T7">At the moment, if someone enters “dog”, strtol says that it is zero, because it couldn't find any valid digits to process.</text:span></text:p>
            <text:p text:style-name="P6"><text:span text:style-name="T7"/></text:p>
            <text:p text:style-name="P6"><text:span text:style-name="T7">We need to detect when that happens, and reject the input.</text:span></text:p>
            <text:p text:style-name="P6"><text:span text:style-name="T7"/></text:p>
            <text:p text:style-name="P6"><text:span text:style-name="T7">To do that, we need to know something about pointers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ters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>We need to add a few things to make it more robust.</text:span></text:p>
            <text:p text:style-name="P6"><text:span text:style-name="T7"/></text:p>
            <text:p text:style-name="P6"><text:span text:style-name="T7">At the moment, if someone enters “dog”, strtol says that it is zero, because it couldn't find any valid digits to process.</text:span></text:p>
            <text:p text:style-name="P6"><text:span text:style-name="T7"/></text:p>
            <text:p text:style-name="P6"><text:span text:style-name="T7">We need to detect when that happens, and reject the input.</text:span></text:p>
            <text:p text:style-name="P6"><text:span text:style-name="T7"/></text:p>
            <text:p text:style-name="P6"><text:span text:style-name="T7">To do that, we need to know something about pointers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ters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>We have seen some of the data types in C - character, integer, float, double, and boolean.</text:span></text:p>
            <text:p text:style-name="P6"><text:span text:style-name="T7"/></text:p>
            <text:p text:style-name="P6"><text:span text:style-name="T7">These are all stored in memory, as a series of bytes.</text:span></text:p>
            <text:p text:style-name="P6"><text:span text:style-name="T7"/></text:p>
            <text:p text:style-name="P6"><text:span text:style-name="T7">Each variable has a certain memory location, or memory address.</text:span></text:p>
            <text:p text:style-name="P6"><text:span text:style-name="T7"/></text:p>
            <text:p text:style-name="P6"><text:span text:style-name="T7">An address might look like this on a typical computer:- </text:span><text:span text:style-name="T7"><text:tab/></text:span><text:span text:style-name="T7"> <text:s text:c="32"/>0x8049dcd</text:span></text:p>
            <text:p text:style-name="P6"><text:span text:style-name="T7"/></text:p>
            <text:p text:style-name="P6"><text:span text:style-name="T7">In C, we have types called pointers, and these hold the memory addresses of types we've already seen. <text:s/>They “point to” the place where the value is stored.</text:span></text:p>
            <text:p text:style-name="P6"><text:span text:style-name="T7"/></text:p>
            <text:p text:style-name="P6"><text:span text:style-name="T7">So instead of passing a function some data, we can pass it a pointer, saying “this is where you'll find the data”.</text:span></text:p>
            <text:p text:style-name="P6"><text:span text:style-name="T7"><text:s/></text:span></text:p>
            <text:p text:style-name="P6"><text:span text:style-name="T7"><text:s/>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15" draw:layer="layout" svg:width="0.502cm" svg:height="1.187cm" svg:x="13.811cm" svg:y="11.437cm">
          <draw:text-box>
            <text:p/>
          </draw:text-box>
        </draw:frame>
        <draw:frame draw:style-name="gr4" draw:text-style-name="P15" draw:layer="layout" svg:width="0.502cm" svg:height="1.187cm" svg:x="13.811cm" svg:y="11.437cm">
          <draw:text-box>
            <text:p/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imple pointer example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/></text:p>
            <text:p text:style-name="P6"><text:span text:style-name="T7">A char pointer is a pointer to some characters, otherwise known as a string.</text:span></text:p>
            <text:list text:style-name="L4">
              <text:list-header>
                <text:p text:style-name="P6"><text:span text:style-name="T7"/></text:p>
              </text:list-header>
            </text:list>
            <text:p text:style-name="P6"><text:span text:style-name="T7">Its declared like this, with a star :-</text:span></text:p>
            <text:list text:continue-numbering="true" text:style-name="L4">
              <text:list-header>
                <text:p text:style-name="P6"><text:span text:style-name="T7"/></text:p>
              </text:list-header>
            </text:list>
            <text:p text:style-name="P6"><text:span text:style-name="T7"><text:tab/></text:span><text:span text:style-name="T28">char * aCharPointer;</text:span></text:p>
            <text:list text:continue-numbering="true" text:style-name="L4">
              <text:list-header>
                <text:p text:style-name="P6"><text:span text:style-name="T7"/></text:p>
              </text:list-header>
            </text:list>
            <text:p text:style-name="P6"><text:span text:style-name="T7">We could set it to NULL, or, we could make it point to a string, like this :-</text:span></text:p>
            <text:list text:continue-numbering="true" text:style-name="L4">
              <text:list-header>
                <text:p text:style-name="P6"><text:span text:style-name="T7"/></text:p>
              </text:list-header>
            </text:list>
            <text:p text:style-name="P6"><text:span text:style-name="T28"><text:tab/></text:span><text:span text:style-name="T28">char * aCharPointer = “Hello, Seb”;</text:span></text:p>
            <text:p text:style-name="P6"><text:span text:style-name="T28"/></text:p>
            <text:p text:style-name="P6"><text:span text:style-name="T29">This reserves some space for the string, copies the characters into it, and (the important bit), makes aCharPointer contain the address of the beginning of the string.</text:span></text:p>
            <text:p text:style-name="P6"><text:span text:style-name="T29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imple pointer example 2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/></text:p>
            <text:p text:style-name="P6"><text:span text:style-name="T7">We can do something with this pointer. <text:s/>If we pass it to printf(), we can print it out :-</text:span></text:p>
            <text:list text:style-name="L4">
              <text:list-header>
                <text:p text:style-name="P6"><text:span text:style-name="T7"/></text:p>
              </text:list-header>
            </text:list>
            <text:p text:style-name="P6"><text:span text:style-name="T7"/></text:p>
            <text:p text:style-name="P6"><text:span text:style-name="T28"><text:tab/></text:span><text:span text:style-name="T28">char * aCharPointer = “Hello, Seb”;</text:span></text:p>
            <text:p text:style-name="P6"><text:span text:style-name="T28"/></text:p>
            <text:p text:style-name="P6"><text:span text:style-name="T28"><text:tab/></text:span><text:span text:style-name="T28">printf(“The string is: %s\n”, aCharPointer);</text:span></text:p>
            <text:p text:style-name="P6"><text:span text:style-name="T28"/></text:p>
            <text:p text:style-name="P6"><text:span text:style-name="T29">The same %s is used as before.</text:span></text:p>
            <text:p text:style-name="P6"><text:span text:style-name="T29"/></text:p>
            <text:p text:style-name="P6"><text:span text:style-name="T29">We could, if we wanted to, find out what the address is that our pointer points to :-</text:span></text:p>
            <text:p text:style-name="P6"><text:span text:style-name="T29"/></text:p>
            <text:p text:style-name="P6"><text:span text:style-name="T28"><text:tab/></text:span><text:span text:style-name="T28">printf(“ The string is: %s\n”, aCharPointer);</text:span></text:p>
            <text:p text:style-name="P6"><text:span text:style-name="T28"><text:tab/></text:span><text:span text:style-name="T28">printf(“The address is: %lx\n”, aCharPointer);</text:span></text:p>
            <text:p text:style-name="P6"><text:span text:style-name="T28"/></text:p>
            <text:p text:style-name="P6"><text:span text:style-name="T29">try it in Netbeans. <text:s/>It may complain that the second one is the wrong format.</text:span></text:p>
            <text:p text:style-name="P6"><text:span text:style-name="T29"/></text:p>
            <text:p text:style-name="P6"><text:span text:style-name="T29">There is a way to force one data type to be another - called a </text:span><text:span text:style-name="T30">cast</text:span></text:p>
            <text:p text:style-name="P6"><text:span text:style-name="T29"><text:s/></text:span></text:p>
            <text:p text:style-name="P6"><text:span text:style-name="T29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Making strtol do more</text:span></text:p>
          </draw:text-box>
        </draw:frame>
        <draw:frame draw:name="Subtitle 2" presentation:style-name="pr7" draw:text-style-name="P16" draw:layer="layout" svg:width="24.038cm" svg:height="14.586cm" svg:x="2cm" svg:y="4.914cm" presentation:class="subtitle" presentation:user-transformed="true">
          <draw:text-box>
            <text:p text:style-name="P6"><text:span text:style-name="T18"/></text:p>
            <text:p text:style-name="P6"><text:span text:style-name="T18">Now that we know a little bit about pointers, we can make strtol do more.</text:span></text:p>
            <text:list text:style-name="L4">
              <text:list-header>
                <text:p text:style-name="P6"><text:span text:style-name="T18"/></text:p>
              </text:list-header>
            </text:list>
            <text:p text:style-name="P6"><text:span text:style-name="T18">When it converts a string to <text:s/>a number, it keeps a record of where the first unconvertable character was, if any.</text:span></text:p>
            <text:p text:style-name="P6"><text:span text:style-name="T18"/></text:p>
            <text:p text:style-name="P6"><text:span text:style-name="T18">We can now test this, to see if strtol found </text:span><text:span text:style-name="T31">any</text:span><text:span text:style-name="T18"> non-numeric characters.</text:span></text:p>
            <text:p text:style-name="P6"><text:span text:style-name="T18"/></text:p>
            <text:p text:style-name="P6"><text:span text:style-name="T18">It works like this. <text:s/>We give strtol the address of a char pointer to use.</text:span></text:p>
            <text:p text:style-name="P6"><text:span text:style-name="T18"/></text:p>
            <text:p text:style-name="P6"><text:span text:style-name="T18">The address operator is &amp;.</text:span></text:p>
            <text:p text:style-name="P6"><text:span text:style-name="T19"><text:tab/></text:span></text:p>
            <text:p text:style-name="P6"><text:span text:style-name="T32"><text:s/></text:span></text:p>
            <text:p text:style-name="P6"><text:span text:style-name="T3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ork on the calculator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6"><text:span text:style-name="T1"/></text:p>
            <text:p text:style-name="P6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6"><text:span text:style-name="T33">We'll do some more work on the calculator.</text:span></text:p>
            <text:p text:style-name="P6"><text:span text:style-name="T33"/></text:p>
            <text:p text:style-name="P6"><text:span text:style-name="T33">In our first try, the program will move through each of the states in a straight path.</text:span></text:p>
            <text:p text:style-name="P6"><text:span text:style-name="T33"/></text:p>
            <text:p text:style-name="P6"><text:span text:style-name="T33">First, write the four major parts :-</text:span></text:p>
            <text:p text:style-name="P6"><text:span text:style-name="T33"/></text:p>
            <text:p text:style-name="P6"><text:span text:style-name="T33"><text:tab/></text:span><text:span text:style-name="T33">get a number</text:span></text:p>
            <text:p text:style-name="P6"><text:span text:style-name="T33"><text:tab/></text:span><text:span text:style-name="T33">get an operation</text:span></text:p>
            <text:p text:style-name="P6"><text:span text:style-name="T33"><text:tab/></text:span><text:span text:style-name="T33">get another number</text:span></text:p>
            <text:p text:style-name="P6"><text:span text:style-name="T33"><text:tab/></text:span><text:span text:style-name="T33">do the calculation <text:s/>and </text:span></text:p>
            <text:p text:style-name="P6"><text:span text:style-name="T33"/></text:p>
            <text:p text:style-name="P6"><text:span text:style-name="T33"><text:tab/></text:span><text:span text:style-name="T33">print the result</text:span></text:p>
            <text:p text:style-name="P6"><text:span text:style-name="T33"/></text:p>
            <text:p text:style-name="P6"><text:span text:style-name="T33">Then we'll work out what to do when we don't get the inputs that we expect from the user, and how the state will change then.</text:span></text:p>
            <text:p text:style-name="P6"><text:span text:style-name="T33"/></text:p>
            <text:p text:style-name="P6"><text:span text:style-name="T33"/></text:p>
            <text:p text:style-name="P6"><text:span text:style-name="T33"/></text:p>
            <text:p text:style-name="P6"><text:span text:style-name="T3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&gt;&gt;&gt;&gt;&gt;&gt;&gt;&gt;&gt;&gt;&gt;&gt;&gt;&gt;&gt;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6"><text:span text:style-name="T1"/></text:p>
            <text:p text:style-name="P6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6"><text:span text:style-name="T34">Here.</text:span></text:p>
            <text:p text:style-name="P6"><text:span text:style-name="T3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draw:frame draw:name="Subtitle 2" presentation:style-name="pr7" draw:text-style-name="P2" draw:layer="layout" svg:width="25.599cm" svg:height="15.1cm" svg:x="1.381cm" svg:y="4.499cm">
          <draw:text-box>
            <text:p text:style-name="P6"><text:span text:style-name="T34">Do more work on the calculator</text:span></text:p>
            <text:p text:style-name="P6"><text:span text:style-name="T3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-- END --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fo:font-family="Arial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fo:font-family="Arial" style:font-family-generic="roman" style:font-pitch="variable" fo:font-size="32pt" fo:letter-spacing="normal" fo:font-style="normal" style:text-underline-style="none" fo:font-weight="normal" style:font-family-asian="'Droid Sans Fallback'" style:font-family-generic-asian="modern" style:font-size-asian="32pt" style:font-style-asian="normal" style:font-weight-asian="normal" style:font-family-complex="FreeSans" style:font-pitch-complex="variable" style:font-size-complex="32pt" style:font-style-complex="normal" style:font-weight-complex="normal"/>
    </style:style>
    <style:style style:name="MT5" style:family="text">
      <style:text-properties style:text-line-through-style="none" fo:font-family="Arial" style:font-family-generic="roman" style:font-pitch="variable" fo:font-size="28pt" fo:letter-spacing="normal" fo:font-style="normal" style:text-underline-style="none" fo:font-weight="normal" style:font-family-asian="'Droid Sans Fallback'" style:font-family-generic-asian="modern" style:font-size-asian="28pt" style:font-style-asian="normal" style:font-weight-asian="normal" style:font-family-complex="FreeSans" style:font-pitch-complex="variable" style:font-size-complex="28pt" style:font-style-complex="normal" style:font-weight-complex="normal"/>
    </style:style>
    <style:style style:name="MT6" style:family="text">
      <style:text-properties style:text-line-through-style="none" fo:font-family="Arial" style:font-family-generic="roman" style:font-pitch="variable" fo:font-size="24pt" fo:letter-spacing="normal" fo:font-style="normal" style:text-underline-style="none" fo:font-weight="normal" style:font-family-asian="'Droid Sans Fallback'" style:font-family-generic-asian="modern" style:font-size-asian="24pt" style:font-style-asian="normal" style:font-weight-asian="normal" style:font-family-complex="FreeSans" style:font-pitch-complex="variable" style:font-size-complex="24pt" style:font-style-complex="normal" style:font-weight-complex="normal"/>
    </style:style>
    <style:style style:name="MT7" style:family="text">
      <style:text-properties style:text-line-through-style="none" fo:font-family="Arial" style:font-family-generic="roman" style:font-pitch="variable" fo:font-size="20pt" fo:letter-spacing="normal" fo:font-style="normal" style:text-underline-style="none" fo:font-weight="normal" style:font-family-asian="'Droid Sans Fallback'" style:font-family-generic-asian="modern" style:font-size-asian="20pt" style:font-style-asian="normal" style:font-weight-asian="normal" style:font-family-complex="FreeSans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2-10T07:57:34</dc:date>
    <dc:creator>Mark Woodrow</dc:creator>
    <meta:generator>LibreOffice/3.5$Linux_x86 LibreOffice_project/350m1$Build-2</meta:generator>
    <meta:editing-duration>PT1H23M23S</meta:editing-duration>
    <meta:editing-cycles>13</meta:editing-cycles>
    <meta:document-statistic meta:object-count="164"/>
  </office:meta>
</office:document-meta>
</file>